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bliografia:</text:p>
      <text:list xml:id="list31317600" text:style-name="L1">
        <text:list-item>
          <text:p text:style-name="P1">Google Maps API (<text:a xlink:type="simple" xlink:href="http://code.google.com/apis/maps/">http://code.google.com/apis/maps/</text:a>) 16/11/2008,</text:p>
        </text:list-item>
        <text:list-item>
          <text:p text:style-name="P1">OpenStreetMap (<text:a xlink:type="simple" xlink:href="http://www.openstreetmap.org/">http://www.openstreetmap.org/</text:a>) 11/05/2009,</text:p>
        </text:list-item>
        <text:list-item>
          <text:p text:style-name="P1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d</meta:initial-creator>
    <meta:creation-date>2009-05-12T11:19:21.92</meta:creation-date>
    <dc:date>2009-05-12T11:24:05.62</dc:date>
    <dc:creator>m d</dc:creator>
    <meta:editing-duration>PT00H04M41S</meta:editing-duration>
    <meta:editing-cycles>6</meta:editing-cycles>
    <meta:generator>OpenOffice.org/3.0$Win32 OpenOffice.org_project/300m15$Build-9379</meta:generator>
    <meta:document-statistic meta:table-count="0" meta:image-count="0" meta:object-count="0" meta:page-count="1" meta:paragraph-count="3" meta:word-count="11" meta:character-count="135"/>
  </office:meta>
</office:document-meta>
</file>